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1.588cm" fo:margin-right="0cm" fo:text-align="end" fo:text-indent="0cm"/>
    </style:style>
    <style:style style:name="P6" style:family="paragraph">
      <style:paragraph-properties fo:margin-left="2.778cm" fo:margin-right="0cm" fo:text-align="end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3" draw:layer="layout" svg:width="3.465cm" svg:height="2.016cm" svg:x="11.217cm" svg:y="3.568cm">
          <text:p text:style-name="P1"><text:span text:style-name="T1">Parte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8.186cm" svg:height="8.949cm" svg:x="8.365cm" svg:y="7.815cm">
          <text:p text:style-name="P1"><text:span text:style-name="T1">Nod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3.465cm" svg:height="2.016cm" svg:x="6.518cm" svg:y="3.568cm">
          <text:p text:style-name="P1"><text:span text:style-name="T1">Landesverba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3.465cm" svg:height="2.016cm" svg:x="1.703cm" svg:y="3.566cm">
          <text:p text:style-name="P1"><text:span text:style-name="T1">Crew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168cm" svg:y1="4.574cm" svg:x2="6.518cm" svg:y2="4.576cm" draw:start-shape="id1" draw:start-glue-point="1" draw:end-shape="id2" svg:d="m5168 4574 1350 2">
          <text:p/>
        </draw:connector>
        <draw:connector draw:style-name="gr2" draw:text-style-name="P1" draw:layer="layout" draw:type="line" svg:x1="9.983cm" svg:y1="4.576cm" svg:x2="11.217cm" svg:y2="4.576cm" draw:start-shape="id2" draw:start-glue-point="1" draw:end-shape="id3" svg:d="m9983 4576h1234">
          <text:p/>
        </draw:connector>
        <draw:connector draw:style-name="gr2" draw:text-style-name="P1" draw:layer="layout" svg:x1="12.458cm" svg:y1="7.815cm" svg:x2="3.435cm" svg:y2="5.582cm" draw:start-shape="id4" draw:start-glue-point="0" draw:end-shape="id1" draw:end-glue-point="2" svg:d="m12458 7815v-1117h-9023v-1116">
          <text:p/>
        </draw:connector>
        <draw:custom-shape draw:style-name="gr3" draw:text-style-name="P4" draw:layer="layout" svg:width="5.557cm" svg:height="1.849cm" svg:x="9.71cm" svg:y="14.656cm">
          <text:p text:style-name="P1"><text:span text:style-name="T2">Highscore</text:span></text:p>
          <text:p text:style-name="P3"><text:span text:style-name="T3">Anzahl der Nachbarn</text:span></text:p>
          <text:p text:style-name="P3"><text:span text:style-name="T3">Anzahl der Benutz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557cm" svg:height="2.249cm" svg:x="9.711cm" svg:y="8.838cm">
          <text:p text:style-name="P1"><text:span text:style-name="T2">Update</text:span></text:p>
          <text:p text:style-name="P5"><text:span text:style-name="T3">NodeID</text:span></text:p>
          <text:p text:style-name="P5"><text:span text:style-name="T3">Revision</text:span></text:p>
          <text:p text:style-name="P5"><text:span text:style-name="T3">Last Seen</text:span></text:p>
          <text:p text:style-name="P5"><text:span text:style-name="T3">First See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57cm" svg:height="3.37cm" svg:x="9.711cm" svg:y="11.183cm">
          <text:p text:style-name="P1"><text:span text:style-name="T2">Information</text:span></text:p>
          <text:p text:style-name="P6"><text:span text:style-name="T3">Hostname</text:span></text:p>
          <text:p text:style-name="P6"><text:span text:style-name="T3">Latitude</text:span></text:p>
          <text:p text:style-name="P6"><text:span text:style-name="T3">Longitude</text:span></text:p>
          <text:p text:style-name="P6"><text:span text:style-name="T3">Land</text:span></text:p>
          <text:p text:style-name="P6"><text:span text:style-name="T3">Partei</text:span></text:p>
          <text:p text:style-name="P6"><text:span text:style-name="T3">Landesverband</text:span></text:p>
          <text:p text:style-name="P6"><text:span text:style-name="T3">Cre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.465cm" svg:height="2.016cm" svg:x="10.734cm" svg:y="18.02cm">
          <text:p text:style-name="P1"><text:span text:style-name="T1">Sco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466cm" svg:y1="18.02cm" svg:x2="12.458cm" svg:y2="16.764cm" draw:start-shape="id5" draw:start-glue-point="0" draw:end-shape="id4" draw:end-glue-point="2" svg:d="m12466 18020v-628h-8v-628">
          <text:p/>
        </draw:connector>
        <draw:custom-shape draw:style-name="gr1" draw:text-style-name="P2" draw:id="id6" draw:layer="layout" svg:width="3.465cm" svg:height="2.016cm" svg:x="16.118cm" svg:y="3.568cm">
          <text:p text:style-name="P1"><text:span text:style-name="T1">Lan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682cm" svg:y1="4.576cm" svg:x2="16.118cm" svg:y2="4.576cm" draw:start-shape="id3" draw:start-glue-point="1" draw:end-shape="id6" svg:d="m14682 4576h14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bin Kuck</meta:initial-creator>
    <meta:creation-date>2010-01-30T18:35:33</meta:creation-date>
    <dc:date>2010-02-01T14:59:21</dc:date>
    <dc:creator>Robin Kuck</dc:creator>
    <meta:editing-duration>PT00H48M00S</meta:editing-duration>
    <meta:editing-cycles>5</meta:editing-cycles>
    <meta:generator>OpenOffice.org/3.1$Linux OpenOffice.org_project/310m19$Build-9420</meta:generator>
    <meta:document-statistic meta:object-count="14"/>
  </office:meta>
</office:document-meta>
</file>